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uczelni</text:p>
          </table:table-cell>
          <table:table-cell office:value-type="string" calcext:value-type="string">
            <text:p>Uczel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demia Sztuk Piek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technika Informatyczno-Elektronicz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technika Krolews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wersytet Ekonomicz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wersytet Krolewsk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wersytet Muzycz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wersytet Pedagogicz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wersytet Rolnicz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wersytet Sportu i Turystyk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yzsza Szkoła Techniczna</text:p>
          </table:table-cell>
        </table:table-row>
      </table:table>
      <table:named-expressions/>
      <table:database-ranges>
        <table:database-range table:name="__Anonymous_Sheet_DB__0" table:target-range-address="Arkusz1.A1:Arkusz1.B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3:39:23.723487855</meta:creation-date>
    <dc:date>2019-09-13T13:47:38.622843258</dc:date>
    <meta:editing-duration>PT8M13S</meta:editing-duration>
    <meta:editing-cycles>4</meta:editing-cycles>
    <meta:generator>LibreOffice/6.0.7.3$Linux_X86_64 LibreOffice_project/00m0$Build-3</meta:generator>
    <meta:document-statistic meta:table-count="1" meta:cell-count="22" meta:object-count="0"/>
  </office:meta>
</office:document-meta>
</file>